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aleway" svg:font-family="Raleway, Arial, Tahoma"/>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111111" style:font-name="Raleway" fo:font-size="9pt" fo:letter-spacing="normal" fo:font-style="normal" fo:font-weight="normal" loext:padding="0in" loext:border="non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11111" style:font-name="Raleway" fo:font-size="9pt" fo:letter-spacing="normal" fo:font-style="normal" fo:font-weight="normal" loext:padding="0in" loext:border="none"/>
    </style:style>
    <style:style style:name="P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111111" style:font-name="Raleway" fo:font-size="9pt" fo:letter-spacing="normal" fo:font-style="normal" fo:font-weight="normal" loext:padding="0in" loext:border="none"/>
    </style:style>
    <style:style style:name="P4" style:family="paragraph" style:parent-style-name="Text_20_body">
      <style:paragraph-properties fo:margin-left="0in" fo:margin-right="0in" fo:margin-top="0in" fo:margin-bottom="0in" loext:contextual-spacing="false" style:line-height-at-least="0.1917in" fo:orphans="2" fo:widows="2" fo:text-indent="0in" style:auto-text-indent="false"/>
      <style:text-properties fo:font-variant="normal" fo:text-transform="none" fo:color="#111111" style:font-name="inherit" fo:font-size="8.39999961853027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style:line-height-at-least="0.1917in" fo:text-align="center" style:justify-single-word="false" fo:orphans="2" fo:widows="2" fo:text-indent="0in" style:auto-text-indent="false"/>
      <style:text-properties fo:font-variant="normal" fo:text-transform="none" fo:color="#111111" style:font-name="inherit" fo:font-size="8.39999961853027pt" fo:letter-spacing="normal" fo:font-style="normal" fo:font-weight="normal" loext:padding="0in" loext:border="none"/>
    </style:style>
    <style:style style:name="P6"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style>
    <style:style style:name="P7" style:family="paragraph" style:parent-style-name="Text_20_body">
      <style:paragraph-properties fo:margin-left="0in" fo:margin-right="0in" fo:margin-top="0in" fo:margin-bottom="0in" loext:contextual-spacing="false" style:line-height-at-least="0.1917in" fo:text-align="center" style:justify-single-word="false" fo:orphans="2" fo:widows="2" fo:text-indent="0in" style:auto-text-indent="false"/>
    </style:style>
    <style:style style:name="P8" style:family="paragraph" style:parent-style-name="Text_20_body">
      <style:paragraph-properties fo:margin-left="0in" fo:margin-right="0in" fo:text-align="center" style:justify-single-word="false" fo:orphans="2" fo:widows="2" fo:text-indent="0in" style:auto-text-indent="false"/>
    </style:style>
    <style:style style:name="P9"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111111" style:font-name="Raleway" fo:font-size="9pt" fo:letter-spacing="normal" fo:font-style="normal" fo:font-weight="normal" loext:padding="0in" loext:border="none"/>
    </style:style>
    <style:style style:name="P10" style:family="paragraph" style:parent-style-name="Text_20_body">
      <style:paragraph-properties fo:margin-left="0in" fo:margin-right="0in" fo:orphans="2" fo:widows="2" fo:text-indent="0in" style:auto-text-indent="false" fo:padding="0in" fo:border="none"/>
      <style:text-properties fo:font-variant="normal" fo:text-transform="none" fo:color="#111111" fo:letter-spacing="normal" loext:padding="0in" loext:border="none"/>
    </style:style>
    <style:style style:name="P11" style:family="paragraph" style:parent-style-name="Text_20_body">
      <style:paragraph-properties fo:margin-left="0in" fo:margin-right="0in" fo:orphans="2" fo:widows="2" fo:text-indent="0in" style:auto-text-indent="false" fo:padding="0in" fo:border="none"/>
    </style:style>
    <style:style style:name="P12" style:family="paragraph" style:parent-style-name="Standard">
      <style:paragraph-properties fo:break-before="page"/>
    </style:style>
    <style:style style:name="P13" style:family="paragraph" style:parent-style-name="Text_20_body" style:list-style-name="L1">
      <style:paragraph-properties fo:margin-top="0in" fo:margin-bottom="0in" loext:contextual-spacing="false" fo:orphans="2" fo:widows="2" fo:padding="0in" fo:border="none"/>
      <style:text-properties fo:font-variant="normal" fo:text-transform="none" fo:color="#111111" style:font-name="Raleway" fo:font-size="9pt" fo:letter-spacing="normal" fo:font-style="normal" fo:font-weight="normal" loext:padding="0in" loext:border="none"/>
    </style:style>
    <style:style style:name="T1" style:family="text">
      <style:text-properties fo:font-variant="normal" fo:text-transform="none" fo:color="#111111" style:font-name="Raleway" fo:font-size="9pt" fo:letter-spacing="normal" fo:font-style="normal" fo:font-weight="normal" loext:padding="0in" loext:border="none"/>
    </style:style>
    <style:style style:name="T2" style:family="text">
      <style:text-properties fo:font-variant="normal" fo:text-transform="none" fo:color="#111111" style:font-name="inherit" fo:font-size="9pt" fo:letter-spacing="normal" fo:font-style="normal" fo:font-weight="bold" loext:padding="0in" loext:border="none"/>
    </style:style>
    <style:style style:name="T3" style:family="text">
      <style:text-properties fo:font-variant="normal" fo:text-transform="none" fo:color="#111111" style:font-name="inherit" fo:font-size="8.39999961853027pt" fo:letter-spacing="normal" fo:font-style="normal" fo:font-weight="normal" loext:padding="0in" loext:border="none"/>
    </style:style>
    <style:style style:name="T4" style:family="text">
      <style:text-properties fo:font-variant="normal" fo:text-transform="none" fo:color="#111111" style:font-name="inherit" fo:font-size="8.39999961853027pt" fo:letter-spacing="normal" fo:font-style="normal" fo:font-weight="bold" loext:padding="0in" loext:border="none"/>
    </style:style>
    <style:style style:name="T5" style:family="text">
      <style:text-properties fo:font-variant="normal" fo:text-transform="none" fo:color="#111111" fo:letter-spacing="normal" loext:padding="0in" loext:border="none"/>
    </style:style>
    <style:style style:name="T6" style:family="text">
      <style:text-properties fo:font-variant="normal" fo:text-transform="none" fo:color="#004488" style:text-line-through-style="none" style:text-line-through-type="none" style:font-name="Raleway" fo:font-size="9pt" fo:letter-spacing="normal" fo:font-style="normal" style:text-underline-style="none" fo:font-weight="normal" style:text-blinking="false" loext:padding="0in"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he Kaprekar constant 6174</text:h>
      <text:p text:style-name="P9">In this post, we examine the 4-digit Kaprekar constant. That is, if the digits of a 4-digit number are not all equal, there is a certain number that we will end up with if we repeat the enumerated process above. Let’s have an example.<text:bookmark text:name="more-11465"/></text:p>
      <text:list xml:id="list4178073606" text:style-name="L1">
        <text:list-item>
          <text:p text:style-name="P13">Choose any 4-digit integer whose digits are not all equal:  e.g. 4358</text:p>
        </text:list-item>
        <text:list-item>
          <text:p text:style-name="P13">Arrange the digits from in decreasing order: 8543</text:p>
        </text:list-item>
        <text:list-item>
          <text:p text:style-name="P13">Arrange the digits in increasing order: 3458</text:p>
        </text:list-item>
        <text:list-item>
          <text:p text:style-name="P13">Subtract: 8543 – 3458 = 5085</text:p>
        </text:list-item>
        <text:list-item>
          <text:p text:style-name="P13">Repeat 2-4 certain number of times.</text:p>
        </text:list-item>
      </text:list>
      <text:p text:style-name="P4">Repeating 2-4 several times, we get the following computations:</text:p>
      <text:p text:style-name="P1">8550 – 0558 = 7992</text:p>
      <text:p text:style-name="P1">9972 – 2799 = 7173</text:p>
      <text:p text:style-name="P1">7731 – 1377 = 6354</text:p>
      <text:p text:style-name="P1">6543 – 3456 = 3087</text:p>
      <text:p text:style-name="P1">8730 – 0378  = 8352</text:p>
      <text:p text:style-name="P6"><text:span text:style-name="T1">8532 – 2358 = </text:span><text:span text:style-name="Strong_20_Emphasis"><text:span text:style-name="T2">6174</text:span></text:span></text:p>
      <text:p text:style-name="P8"><text:span text:style-name="T1">7641 – 1467 = </text:span><text:span text:style-name="Strong_20_Emphasis"><text:span text:style-name="T2">6174</text:span></text:span></text:p>
      <text:p text:style-name="P10"> </text:p>
      <text:p text:style-name="P3">As we can see, once the number reached 6174, it will keep on repeating.  It is not hard to see that once the digits of the difference contains the four digits 6, 7, 1, and 4 in any order, the next difference will be 6174. Two more examples are shown below.</text:p>
      <text:p text:style-name="P4">Example 2: 2011</text:p>
      <text:p text:style-name="P5">2110 – 0112 = 1899</text:p>
      <text:p text:style-name="P5">9981 – 1899 = 8082</text:p>
      <text:p text:style-name="P5">8820 – 0288 = 8532</text:p>
      <text:p text:style-name="P7"><text:span text:style-name="T3">8532 – 2358 = </text:span><text:span text:style-name="Strong_20_Emphasis"><text:span text:style-name="T4">6174</text:span></text:span></text:p>
      <text:p text:style-name="P7"><text:span text:style-name="Strong_20_Emphasis"><text:span text:style-name="T5"> </text:span></text:span></text:p>
      <text:p text:style-name="P2">Example 3:  3712</text:p>
      <text:p text:style-name="P1">7321 – 1237 = 6084</text:p>
      <text:p text:style-name="P1">8640 – 0468 = 8172</text:p>
      <text:p text:style-name="P1">8721 – 1278 = 7443</text:p>
      <text:p text:style-name="P1">7443 – 3447 = 3996</text:p>
      <text:p text:style-name="P1">9963 – 3699 = 6264</text:p>
      <text:p text:style-name="P1">6642 – 2466 = 4176</text:p>
      <text:p text:style-name="P8"><text:span text:style-name="T1">7641 – 1476 = </text:span><text:span text:style-name="Strong_20_Emphasis"><text:span text:style-name="T2">6174</text:span></text:span></text:p>
      <text:p text:style-name="P11"><text:span text:style-name="T5"> </text:span><text:span text:style-name="T1">The question is, like 495, will all the 4-digit number reach 6174 after a certain number of steps? The answer is yes. The </text:span><text:a xlink:type="simple" xlink:href="http://plus.maths.org/content/os/issue38/features/nishiyama/index" office:target-frame-name="_blank" xlink:show="new" text:style-name="Internet_20_link" text:visited-style-name="Visited_20_Internet_20_Link"><text:span text:style-name="T6">proof</text:span></text:a><text:span text:style-name="T1"> of this theorem is similar to the </text:span><text:a xlink:type="simple" xlink:href="http://mathandmultimedia.com/2011/08/16/kaprekar-number-495/" office:target-frame-name="_blank" xlink:show="new" text:style-name="Internet_20_link" text:visited-style-name="Visited_20_Internet_20_Link"><text:span text:style-name="T6">proof of the 3-digit kaprekar</text:span></text:a><text:span text:style-name="T1"> constant 495.</text:span></text:p>
      <text:p text:style-name="P11"><text:span text:style-name="T5"> </text:span><text:span text:style-name="T1">The number 6174 is called the Kaprekar constant. It was named after Indian mathematicsian </text:span><text:a xlink:type="simple" xlink:href="http://en.wikipedia.org/wiki/D._R._Kaprekar" office:target-frame-name="_blank" xlink:show="new" text:style-name="Internet_20_link" text:visited-style-name="Visited_20_Internet_20_Link"><text:span text:style-name="T6">Dattaraya Ramchandra Kaprekar</text:span></text:a><text:span text:style-name="T1">.</text:span></text:p>
      <text:p text:style-name="Standard"/>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aleway" svg:font-family="Raleway, Arial, Tahoma"/>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2T07:55:22.093000000</meta:creation-date>
    <meta:editing-duration>P2DT11H19M5S</meta:editing-duration>
    <meta:editing-cycles>4</meta:editing-cycles>
    <meta:generator>LibreOffice/6.4.4.2$Windows_X86_64 LibreOffice_project/3d775be2011f3886db32dfd395a6a6d1ca2630ff</meta:generator>
    <dc:date>2020-06-27T17:38:38.604000000</dc:date>
    <meta:document-statistic meta:table-count="0" meta:image-count="0" meta:object-count="0" meta:page-count="2" meta:paragraph-count="33" meta:word-count="284" meta:character-count="1499" meta:non-whitespace-character-count="1224"/>
  </office:meta>
</office:document-meta>
</file>